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Standard">
      <style:text-properties fo:language="gl" fo:country="ES"/>
    </style:style>
    <style:style style:name="P3" style:family="paragraph" style:parent-style-name="Standard">
      <style:text-properties fo:language="gl" fo:country="ES" officeooo:paragraph-rsid="004d71a0"/>
    </style:style>
    <style:style style:name="P4" style:family="paragraph" style:parent-style-name="Standard">
      <style:text-properties fo:language="gl" fo:country="ES" officeooo:paragraph-rsid="004e885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8" style:family="paragraph" style:parent-style-name="Text_20_body">
      <style:text-properties fo:language="gl" fo:country="ES" officeooo:paragraph-rsid="005eee33"/>
    </style:style>
    <style:style style:name="P9" style:family="paragraph" style:parent-style-name="Standard">
      <style:text-properties fo:language="gl" fo:country="ES" officeooo:paragraph-rsid="0056b003"/>
    </style:style>
    <style:style style:name="P10" style:family="paragraph" style:parent-style-name="Standard" style:master-page-name="">
      <loext:graphic-properties draw:fill="none"/>
      <style:paragraph-properties fo:margin-left="2.3cm" fo:margin-right="0cm" fo:text-indent="0cm" style:auto-text-indent="false" style:page-number="auto" fo:background-color="transparent"/>
      <style:text-properties fo:language="gl" fo:country="ES" officeooo:paragraph-rsid="004e8856"/>
    </style:style>
    <style:style style:name="P11" style:family="paragraph" style:parent-style-name="Text_20_body" style:list-style-name="L1">
      <style:text-properties fo:language="gl" fo:country="ES" officeooo:rsid="0063c3b1" officeooo:paragraph-rsid="0063c3b1"/>
    </style:style>
    <style:style style:name="P12" style:family="paragraph" style:parent-style-name="Text_20_body" style:list-style-name="L1">
      <style:text-properties fo:language="gl" fo:country="ES" officeooo:rsid="0063c3b1" officeooo:paragraph-rsid="00653b91"/>
    </style:style>
    <style:style style:name="P13" style:family="paragraph" style:parent-style-name="Text_20_body" style:list-style-name="L1" style:master-page-name="">
      <loext:graphic-properties draw:fill="none"/>
      <style:paragraph-properties fo:margin-left="2.3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/>
      <style:text-properties fo:language="gl" fo:country="ES" officeooo:rsid="0063c3b1" officeooo:paragraph-rsid="00653b91"/>
    </style:style>
    <style:style style:name="P14" style:family="paragraph" style:parent-style-name="Text_20_body">
      <style:text-properties style:font-name="Calibri" fo:language="gl" fo:country="ES" officeooo:rsid="0063c3b1" officeooo:paragraph-rsid="00653b91"/>
    </style:style>
    <style:style style:name="P15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2.3cm" style:auto-text-indent="false" fo:background-color="transparent"/>
      <style:text-properties style:font-name="Calibri" fo:language="gl" fo:country="ES" officeooo:rsid="0063c3b1" officeooo:paragraph-rsid="00653b91"/>
    </style:style>
    <style:style style:name="P16" style:family="paragraph" style:parent-style-name="Text_20_body" style:list-style-name="L1" style:master-page-name="">
      <loext:graphic-properties draw:fill="none"/>
      <style:paragraph-properties fo:margin-left="2.3cm" fo:margin-right="0cm" fo:margin-top="0cm" fo:margin-bottom="0.25cm" style:contextual-spacing="false" fo:line-height="115%" fo:text-align="justify" style:justify-single-word="false" fo:text-indent="1cm" style:auto-text-indent="false" style:page-number="auto" fo:background-color="transparent"/>
      <style:text-properties style:font-name="Calibri" fo:language="gl" fo:country="ES" officeooo:rsid="0063c3b1" officeooo:paragraph-rsid="00653b91"/>
    </style:style>
    <style:style style:name="P17" style:family="paragraph" style:parent-style-name="Text_20_body" style:list-style-name="L1">
      <loext:graphic-properties draw:fill="none"/>
      <style:paragraph-properties fo:margin-left="2.3cm" fo:margin-right="0cm" fo:margin-top="0cm" fo:margin-bottom="0.25cm" style:contextual-spacing="false" fo:line-height="115%" fo:text-align="justify" style:justify-single-word="false" fo:text-indent="1cm" style:auto-text-indent="false" fo:background-color="transparent"/>
      <style:text-properties style:font-name="Calibri" fo:language="gl" fo:country="ES" officeooo:rsid="0063c3b1" officeooo:paragraph-rsid="00653b91"/>
    </style:style>
    <style:style style:name="P18" style:family="paragraph" style:parent-style-name="Text_20_body" style:list-style-name="L1" style:master-page-name="">
      <loext:graphic-properties draw:fill="none"/>
      <style:paragraph-properties fo:margin-left="2.3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/>
      <style:text-properties style:font-name="Calibri" fo:language="gl" fo:country="ES" officeooo:rsid="0063c3b1" officeooo:paragraph-rsid="00653b91"/>
    </style:style>
    <style:style style:name="P19" style:family="paragraph" style:parent-style-name="Text_20_body">
      <style:text-properties style:font-name="Calibri" officeooo:paragraph-rsid="00653b91"/>
    </style:style>
    <style:style style:name="P20" style:family="paragraph" style:parent-style-name="Text_20_body" style:list-style-name="L1" style:master-page-name="">
      <loext:graphic-properties draw:fill="none"/>
      <style:paragraph-properties fo:margin-left="2.3cm" fo:margin-right="0cm" fo:margin-top="0cm" fo:margin-bottom="0.25cm" style:contextual-spacing="false" fo:line-height="115%" fo:text-align="justify" style:justify-single-word="false" fo:text-indent="1cm" style:auto-text-indent="false" style:page-number="auto" fo:background-color="transparent"/>
      <style:text-properties style:font-name="Calibri" fo:font-size="12pt" fo:language="gl" fo:country="ES" officeooo:rsid="0063c3b1" officeooo:paragraph-rsid="00653b91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22" style:family="paragraph" style:parent-style-name="Text_20_body" style:master-page-name="">
      <loext:graphic-properties draw:fill="none"/>
      <style:paragraph-properties fo:margin-left="0cm" fo:margin-right="0cm" fo:line-height="115%" fo:text-align="justify" style:justify-single-word="false" fo:text-indent="2.3cm" style:auto-text-indent="false" style:page-number="auto" fo:background-color="transparent"/>
      <style:text-properties fo:font-variant="normal" fo:text-transform="none" fo:color="#202122" loext:opacity="100%" style:font-name="Calibri" fo:font-size="12pt" fo:letter-spacing="normal" fo:language="gl" fo:country="ES" fo:font-style="normal" fo:font-weight="normal" officeooo:rsid="0063c3b1" officeooo:paragraph-rsid="00653b91" style:font-size-asian="12pt" style:font-size-complex="12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2.3cm" style:auto-text-indent="false" fo:background-color="transparent" fo:padding="0cm" fo:border="none"/>
      <style:text-properties fo:font-variant="normal" fo:text-transform="none" fo:color="#202122" loext:opacity="100%" style:font-name="Calibri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53b91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3c3b1"/>
    </style:style>
    <style:style style:name="T6" style:family="text">
      <style:text-properties officeooo:rsid="0064c965"/>
    </style:style>
    <style:style style:name="T7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8" style:family="text">
      <style:text-properties fo:language="gl" fo:country="ES" officeooo:rsid="0063c3b1"/>
    </style:style>
    <style:style style:name="T9" style:family="text">
      <style:text-properties style:font-name="Calibri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idos, Nome:</text:span><text:span text:style-name="T1"> </text:span><text:span text:style-name="T3">Maceira Barca Xian</text:span></text:p>
          </table:table-cell>
        </table:table-row>
      </table:table>
      <text:p text:style-name="P2"/>
      <text:p text:style-name="P3"/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8"><text:span text:style-name="T4">1. </text:span><text:span text:style-name="T5">Investiga </text:span><text:span text:style-name="T6">o</text:span><text:span text:style-name="T5"> produto AbanQ e indica:</text:span></text:p>
            <text:list xml:id="list1893859660" text:style-name="L1">
              <text:list-item>
                <text:p text:style-name="P11">URL oficial del pro<text:span text:style-name="T6">x</text:span>ecto</text:p>
              </text:list-item>
              <text:list-item>
                <text:p text:style-name="P11">Funcionalidades</text:p>
              </text:list-item>
              <text:list-item>
                <text:p text:style-name="P11">Sistemas operativos soportados</text:p>
              </text:list-item>
              <text:list-item>
                <text:p text:style-name="P11">Bases de datos soportadas</text:p>
              </text:list-item>
              <text:list-item>
                <text:p text:style-name="P11"><text:span text:style-name="T6">Linguaxe</text:span> de <text:span text:style-name="T6">desenvolvemento</text:span></text:p>
              </text:list-item>
            </text:list>
          </table:table-cell>
        </table:table-row>
      </table:table>
      <text:p text:style-name="P10"/>
      <text:p text:style-name="P9"/>
      <text:list xml:id="list210207071865427" text:continue-numbering="true" text:style-name="L1">
        <text:list-item>
          <text:p text:style-name="P12">URL oficial del pro<text:span text:style-name="T6">x</text:span>ecto</text:p>
          <text:p text:style-name="P20">https://github.com/falbujer/AbanQ</text:p>
        </text:list-item>
        <text:list-item>
          <text:p text:style-name="P12">Funcionalidades</text:p>
        </text:list-item>
      </text:list>
      <text:p text:style-name="P22">Catálogo de clientes y/o proveedores</text:p>
      <text:p text:style-name="P23">Gestión de cuentas bancarias/Cajas</text:p>
      <text:p text:style-name="P23">Gestión de presupuestos</text:p>
      <text:p text:style-name="P23">Gestión de pedidos</text:p>
      <text:p text:style-name="P23">Gestión de contratos de servicio</text:p>
      <text:p text:style-name="P23">Gestión de facturación</text:p>
      <text:p text:style-name="P23">Gestión de stock</text:p>
      <text:p text:style-name="P23">Control de pagos</text:p>
      <text:p text:style-name="P23">Domiciliaciones bancarias</text:p>
      <text:p text:style-name="P23">Gestión de envíos</text:p>
      <text:p text:style-name="P23">E-Mailing</text:p>
      <text:p text:style-name="P23">Funciones de exportación</text:p>
      <text:p text:style-name="P15"/>
      <text:list xml:id="list210206667179614" text:continue-numbering="true" text:style-name="L1">
        <text:list-item>
          <text:p text:style-name="P12">Sistemas operativos soportados</text:p>
          <text:p text:style-name="P16">Windows</text:p>
          <text:p text:style-name="P17">Linux</text:p>
          <text:p text:style-name="P17">MacOSX</text:p>
          <text:p text:style-name="P12"/>
          <text:p text:style-name="P12"/>
        </text:list-item>
        <text:list-item>
          <text:p text:style-name="P12"><text:soft-page-break/>Bases de datos soportadas</text:p>
          <text:p text:style-name="P13"><text:s/><text:span text:style-name="T9">MySQL, PostgreSQL, SQLite</text:span></text:p>
        </text:list-item>
        <text:list-item>
          <text:p text:style-name="P12"><text:span text:style-name="T6">Linguaxe</text:span> de <text:span text:style-name="T6">desenvolvemento</text:span></text:p>
          <text:p text:style-name="P18">AbanQ está desarrollado en C++ y toolk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1T21:02:05.621000000</dc:date>
    <meta:editing-duration>PT9H15S</meta:editing-duration>
    <meta:editing-cycles>155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35" meta:word-count="113" meta:character-count="723" meta:non-whitespace-character-count="658"/>
  </office:meta>
</office:document-meta>
</file>